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4.4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1.09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3cm"/>
      <style:paragraph-properties style:writing-mode="lr-tb"/>
    </style:style>
    <style:style style:name="gr12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13" style:family="graphic" style:parent-style-name="standard">
      <style:graphic-properties svg:stroke-color="#ff0000" draw:marker-start="Arrow" draw:marker-start-width="0.3cm" draw:marker-end="Circle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ff0000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background-color="#cccccc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2.921cm" svg:x="1.762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953cm" svg:height="2.921cm" svg:x="13.446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953cm" svg:height="2.921cm" svg:x="7.60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738cm" svg:height="0.962cm" svg:x="1.167cm" svg:y="5.118cm">
          <draw:text-box>
            <text:p>First</text:p>
          </draw:text-box>
        </draw:frame>
        <draw:frame draw:style-name="gr3" draw:text-style-name="P3" draw:layer="layout" svg:width="1.522cm" svg:height="0.962cm" svg:x="6.207cm" svg:y="14.77cm">
          <draw:text-box>
            <text:p><text:span text:style-name="T1">Cur</text:span></text:p>
          </draw:text-box>
        </draw:frame>
        <draw:frame draw:style-name="gr4" draw:text-style-name="P2" draw:layer="layout" svg:width="1.806cm" svg:height="1.143cm" svg:x="10.443cm" svg:y="8.72cm">
          <draw:text-box>
            <text:p>Next</text:p>
          </draw:text-box>
        </draw:frame>
        <draw:frame draw:style-name="gr5" draw:text-style-name="P2" draw:layer="layout" svg:width="1.806cm" svg:height="0.962cm" svg:x="16.26cm" svg:y="8.668cm">
          <draw:text-box>
            <text:p>Next</text:p>
          </draw:text-box>
        </draw:frame>
        <draw:frame draw:style-name="gr6" draw:text-style-name="P2" draw:layer="layout" svg:width="2.073cm" svg:height="0.962cm" svg:x="1.969cm" svg:y="8.694cm">
          <draw:text-box>
            <text:p>Value</text:p>
          </draw:text-box>
        </draw:frame>
        <draw:frame draw:style-name="gr7" draw:text-style-name="P2" draw:layer="layout" svg:width="1.806cm" svg:height="1.216cm" svg:x="4.402cm" svg:y="8.72cm">
          <draw:text-box>
            <text:p>Next</text:p>
          </draw:text-box>
        </draw:frame>
        <draw:frame draw:style-name="gr8" draw:text-style-name="P2" draw:layer="layout" svg:width="2.073cm" svg:height="0.962cm" svg:x="13.8cm" svg:y="8.674cm">
          <draw:text-box>
            <text:p>Value</text:p>
          </draw:text-box>
        </draw:frame>
        <draw:frame draw:style-name="gr8" draw:text-style-name="P2" draw:layer="layout" svg:width="2.073cm" svg:height="0.962cm" svg:x="7.985cm" svg:y="8.72cm">
          <draw:text-box>
            <text:p>Value</text:p>
          </draw:text-box>
        </draw:frame>
        <draw:frame draw:style-name="gr9" draw:text-style-name="P2" draw:layer="layout" svg:width="1.59cm" svg:height="0.962cm" svg:x="18.907cm" svg:y="6.207cm">
          <draw:text-box>
            <text:p>Null</text:p>
          </draw:text-box>
        </draw:frame>
        <draw:connector draw:style-name="gr10" draw:text-style-name="P4" draw:layer="layout" draw:type="line" svg:x1="4.238cm" svg:y1="7.604cm" svg:x2="4.238cm" svg:y2="10.525cm" draw:start-shape="id1" draw:start-glue-point="0" draw:end-shape="id1" draw:end-glue-point="2" svg:d="M4238 7604v2921" svg:viewBox="0 0 1 2922">
          <text:p/>
        </draw:connector>
        <draw:connector draw:style-name="gr10" draw:text-style-name="P4" draw:layer="layout" draw:type="line" svg:x1="10.144cm" svg:y1="7.604cm" svg:x2="10.144cm" svg:y2="10.525cm" svg:d="M10144 7604v2921" svg:viewBox="0 0 1 2922">
          <text:p/>
        </draw:connector>
        <draw:connector draw:style-name="gr10" draw:text-style-name="P4" draw:layer="layout" draw:type="line" svg:x1="15.986cm" svg:y1="7.577cm" svg:x2="15.986cm" svg:y2="10.498cm" svg:d="M15986 7577v2921" svg:viewBox="0 0 1 2922">
          <text:p/>
        </draw:connector>
        <draw:frame draw:style-name="gr11" draw:text-style-name="P5" draw:layer="layout" svg:width="2.813cm" svg:height="0.962cm" svg:x="1.616cm" svg:y="14.643cm">
          <draw:text-box>
            <text:p>Size = 3</text:p>
          </draw:text-box>
        </draw:frame>
        <draw:line draw:style-name="gr12" draw:text-style-name="P1" draw:layer="layout" svg:x1="2.778cm" svg:y1="8.62cm" svg:x2="2.016cm" svg:y2="6.08cm">
          <text:p/>
        </draw:line>
        <draw:line draw:style-name="gr12" draw:text-style-name="P1" draw:layer="layout" svg:x1="8.112cm" svg:y1="9.228cm" svg:x2="6.08cm" svg:y2="9.228cm">
          <text:p/>
        </draw:line>
        <draw:line draw:style-name="gr12" draw:text-style-name="P1" draw:layer="layout" svg:x1="13.927cm" svg:y1="9.255cm" svg:x2="12.149cm" svg:y2="9.255cm">
          <text:p/>
        </draw:line>
        <draw:line draw:style-name="gr12" draw:text-style-name="P1" draw:layer="layout" svg:x1="19.288cm" svg:y1="7.096cm" svg:x2="18.018cm" svg:y2="9.255cm">
          <text:p/>
        </draw:line>
        <draw:line draw:style-name="gr13" draw:text-style-name="P1" draw:layer="layout" svg:x1="6.842cm" svg:y1="12.684cm" svg:x2="6.842cm" svg:y2="14.716cm">
          <text:p/>
        </draw:line>
        <draw:frame draw:style-name="gr11" draw:text-style-name="P7" draw:layer="layout" svg:width="3.296cm" svg:height="0.962cm" svg:x="2.651cm" svg:y="6.542cm">
          <draw:text-box>
            <text:p text:style-name="P6"><text:span text:style-name="T2">Positi</text:span><text:span text:style-name="T2">on = 0</text:span></text:p>
          </draw:text-box>
        </draw:frame>
        <draw:frame draw:style-name="gr11" draw:text-style-name="P7" draw:layer="layout" svg:width="3.296cm" svg:height="0.962cm" svg:x="8.366cm" svg:y="6.588cm">
          <draw:text-box>
            <text:p text:style-name="P6"><text:span text:style-name="T2">Positi</text:span><text:span text:style-name="T2">on = </text:span><text:span text:style-name="T2">1</text:span></text:p>
          </draw:text-box>
        </draw:frame>
        <draw:frame draw:style-name="gr11" draw:text-style-name="P7" draw:layer="layout" svg:width="3.296cm" svg:height="0.962cm" svg:x="14.214cm" svg:y="6.542cm">
          <draw:text-box>
            <text:p text:style-name="P6"><text:span text:style-name="T2">Positi</text:span><text:span text:style-name="T2">on = 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5-23T16:20:19.363604544</meta:creation-date>
    <dc:date>2021-05-23T17:18:49.690631459</dc:date>
    <meta:editing-duration>PT37M26S</meta:editing-duration>
    <meta:editing-cycles>6</meta:editing-cycles>
    <meta:generator>LibreOffice/6.3.5.2$Linux_X86_64 LibreOffice_project/30$Build-2</meta:generator>
    <meta:document-statistic meta:object-count="24"/>
  </office:meta>
</office:document-meta>
</file>